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2/23</text:p>
      <text:p text:style-name="Normal">Php –version</text:p>
      <text:p text:style-name="Normal">Laravel –version (versión intalador laravel)</text:p>
      <text:p text:style-name="Normal">Composer –version (versión composer – administrador paquetes para php)</text:p>
      <text:p text:style-name="Normal">3/23</text:p>
      <text:p text:style-name="Normal">Composer require laravel/laravel nombreApp // laravel new nombreApp –github (para inicializar repositorio o solo --git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uardo Jimeno Pablo</meta:initial-creator>
    <dc:creator>Eduardo Jimeno Pablo</dc:creator>
    <meta:creation-date>2023-10-03T16:05:00Z</meta:creation-date>
    <dc:date>2023-10-03T18:01:00Z</dc:date>
    <meta:template xlink:href="Normal" xlink:type="simple"/>
    <meta:editing-cycles>3</meta:editing-cycles>
    <meta:editing-duration>PT6960S</meta:editing-duration>
    <meta:document-statistic meta:page-count="1" meta:paragraph-count="1" meta:word-count="39" meta:character-count="258" meta:row-count="1" meta:non-whitespace-character-count="220"/>
  </office:meta>
</office:document-meta>
</file>